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="thin solid #000000"/>
    </style:style>
    <style:style style:name="ce3" style:family="table-cell" style:parent-style-name="Default" style:data-style-name="N30">
      <style:table-cell-properties fo:border="thin solid #000000"/>
    </style:style>
    <style:style style:name="ce4" style:family="table-cell" style:parent-style-name="Default" style:data-style-name="N37">
      <style:table-cell-properties fo:border="thin solid #000000"/>
    </style:style>
    <style:style style:name="ce5" style:family="table-cell" style:parent-style-name="Default" style:data-style-name="N36">
      <style:table-cell-properties fo:border-top="none" fo:border-bottom="thin solid #000000" fo:border-left="thin solid #000000" fo:border-right="thin solid #000000"/>
    </style:style>
    <style:style style:name="ce6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7" style:family="table-cell" style:parent-style-name="Default" style:data-style-name="N37">
      <style:table-cell-properties fo:border-top="none" fo:border-bottom="thin solid #000000" fo:border-left="thin solid #000000" fo:border-right="thin solid #000000"/>
    </style:style>
    <style:style style:name="ce8" style:family="table-cell" style:parent-style-name="Default" style:data-style-name="N4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0.0277083333333cm"/>
    </style:style>
    <style:style style:name="co3" style:family="table-column">
      <style:table-column-properties fo:break-before="auto" style:column-width="3.624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1" table:number-columns-repeated="16381" table:default-cell-style-name="ce1"/>
        <table:table-row table:style-name="ro1">
          <table:table-cell office:value-type="string" table:style-name="ce2">
            <text:p>Datum</text:p>
          </table:table-cell>
          <table:table-cell office:value-type="string" table:style-name="ce3">
            <text:p>Aktivität</text:p>
          </table:table-cell>
          <table:table-cell office:value-type="string" table:style-name="ce4">
            <text:p>Bearbeitungszeit</text:p>
          </table:table-cell>
          <table:table-cell table:style-name="ce1"/>
          <table:table-cell office:value-type="string" table:style-name="ce1">
            <text:p>d-h-m-s</text:p>
          </table:table-cell>
          <table:table-cell table:number-columns-repeated="16379"/>
        </table:table-row>
        <table:table-row table:style-name="ro1">
          <table:table-cell office:value-type="date" office:date-value="2010-10-12T00:00:00" table:style-name="ce2">
            <text:p>12.10.2010</text:p>
          </table:table-cell>
          <table:table-cell office:value-type="string" table:style-name="ce3">
            <text:p>1. Pflichttreffen</text:p>
          </table:table-cell>
          <table:table-cell office:value-type="time" office:time-value="PT2H30M0.000S" table:style-name="ce4">
            <text:p>02:30</text:p>
          </table:table-cell>
          <table:table-cell office:value-type="string" table:style-name="ce1">
            <text:p>Gesamt</text:p>
          </table:table-cell>
          <table:table-cell office:value-type="date" office:date-value="1900-01-01T10:25:00" table:formula="msoxl:=SUM(C2:C100)" table:style-name="ce8">
            <text:p>01:10:25:00</text:p>
          </table:table-cell>
          <table:table-cell table:number-columns-repeated="16379"/>
        </table:table-row>
        <table:table-row table:style-name="ro1">
          <table:table-cell office:value-type="date" office:date-value="2010-10-14T00:00:00" table:style-name="ce2">
            <text:p>14.10.2010</text:p>
          </table:table-cell>
          <table:table-cell office:value-type="string" table:style-name="ce3">
            <text:p>Installation nördpol.de-System</text:p>
          </table:table-cell>
          <table:table-cell office:value-type="time" office:time-value="PT2H0M0.000S" table:style-name="ce4">
            <text:p>02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4T00:00:00" table:style-name="ce2">
            <text:p>14.10.2010</text:p>
          </table:table-cell>
          <table:table-cell office:value-type="string" table:style-name="ce3">
            <text:p>Prüfung von Git-Verwendbarkeit unter Windows, Installation SmartGIT</text:p>
          </table:table-cell>
          <table:table-cell office:value-type="time" office:time-value="PT1H0M0.000S" table:style-name="ce4">
            <text:p>01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5T00:00:00" table:style-name="ce2">
            <text:p>15.10.2010</text:p>
          </table:table-cell>
          <table:table-cell office:value-type="string" table:style-name="ce3">
            <text:p>MagicDraw installieren</text:p>
          </table:table-cell>
          <table:table-cell office:value-type="time" office:time-value="PT0H30M0.000S" table:style-name="ce4">
            <text:p>00:3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9T00:00:00" table:style-name="ce2">
            <text:p>19.10.2010</text:p>
          </table:table-cell>
          <table:table-cell office:value-type="string" table:style-name="ce3">
            <text:p>2. Pflichttreffen</text:p>
          </table:table-cell>
          <table:table-cell office:value-type="time" office:time-value="PT2H0M0.000S" table:style-name="ce4">
            <text:p>02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9T00:00:00" table:style-name="ce2">
            <text:p>19.10.2010</text:p>
          </table:table-cell>
          <table:table-cell office:value-type="string" table:style-name="ce3">
            <text:p>Internes Treffen</text:p>
          </table:table-cell>
          <table:table-cell office:value-type="time" office:time-value="PT2H0M0.000S" table:style-name="ce4">
            <text:p>02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1T00:00:00" table:style-name="ce2">
            <text:p>21.10.2010</text:p>
          </table:table-cell>
          <table:table-cell office:value-type="string" table:style-name="ce3">
            <text:p>Installation Trac</text:p>
          </table:table-cell>
          <table:table-cell office:value-type="time" office:time-value="PT1H0M0.000S" table:style-name="ce4">
            <text:p>01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5T00:00:00" table:style-name="ce2">
            <text:p>25.10.2010</text:p>
          </table:table-cell>
          <table:table-cell office:value-type="string" table:style-name="ce3">
            <text:p>3. Pflichttreffen</text:p>
          </table:table-cell>
          <table:table-cell office:value-type="time" office:time-value="PT0H40M0.000S" table:style-name="ce4">
            <text:p>00:4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5T00:00:00" table:style-name="ce2">
            <text:p>25.10.2010</text:p>
          </table:table-cell>
          <table:table-cell office:value-type="string" table:style-name="ce3">
            <text:p>Internes Treffen</text:p>
          </table:table-cell>
          <table:table-cell office:value-type="time" office:time-value="PT1H0M0.000S" table:style-name="ce4">
            <text:p>01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8T00:00:00" table:style-name="ce2">
            <text:p>28.10.2010</text:p>
          </table:table-cell>
          <table:table-cell office:value-type="string" table:style-name="ce3">
            <text:p>4. Pflichttreffen</text:p>
          </table:table-cell>
          <table:table-cell office:value-type="time" office:time-value="PT1H10M0.000S" table:style-name="ce4">
            <text:p>01:1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8T00:00:00" table:style-name="ce2">
            <text:p>28.10.2010</text:p>
          </table:table-cell>
          <table:table-cell office:value-type="string" table:style-name="ce3">
            <text:p>Internes Treffen</text:p>
          </table:table-cell>
          <table:table-cell office:value-type="time" office:time-value="PT0H30M0.000S" table:style-name="ce4">
            <text:p>00:3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1T00:00:00" table:style-name="ce2">
            <text:p>01.11.2010</text:p>
          </table:table-cell>
          <table:table-cell office:value-type="string" table:style-name="ce3">
            <text:p>Vorbereitung Treffen Abnahme Pflichtenheft</text:p>
          </table:table-cell>
          <table:table-cell office:value-type="time" office:time-value="PT4H0M0.000S" table:style-name="ce4">
            <text:p>04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2T00:00:00" table:style-name="ce5">
            <text:p>02.11.2010</text:p>
          </table:table-cell>
          <table:table-cell office:value-type="string" table:style-name="ce6">
            <text:p>Vorbereitung Treffen Abnahme Pflichtenheft</text:p>
          </table:table-cell>
          <table:table-cell office:value-type="time" office:time-value="PT1H15M0.000S" table:style-name="ce7">
            <text:p>01:1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2T00:00:00" table:style-name="ce2">
            <text:p>02.11.2010</text:p>
          </table:table-cell>
          <table:table-cell office:value-type="string" table:style-name="ce3">
            <text:p>Abnahme Pflichtenheft</text:p>
          </table:table-cell>
          <table:table-cell office:value-type="time" office:time-value="PT0H30M0.000S" table:style-name="ce4">
            <text:p>00:3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2T00:00:00" table:style-name="ce2">
            <text:p>02.11.2010</text:p>
          </table:table-cell>
          <table:table-cell office:value-type="string" table:style-name="ce3">
            <text:p>5. Pflichttreffen</text:p>
          </table:table-cell>
          <table:table-cell office:value-type="time" office:time-value="PT1H15M0.000S" table:style-name="ce4">
            <text:p>01:1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2T00:00:00" table:style-name="ce2">
            <text:p>02.11.2010</text:p>
          </table:table-cell>
          <table:table-cell office:value-type="string" table:style-name="ce3">
            <text:p>Internes Treffen</text:p>
          </table:table-cell>
          <table:table-cell office:value-type="time" office:time-value="PT1H20M0.000S" table:style-name="ce4">
            <text:p>01:20</text:p>
          </table:table-cell>
          <table:table-cell table:number-columns-repeated="16381"/>
        </table:table-row>
        <table:table-row table:style-name="ro1">
          <table:table-cell office:value-type="date" office:date-value="2010-11-04T00:00:00" table:style-name="ce2">
            <text:p>04.11.2010</text:p>
          </table:table-cell>
          <table:table-cell office:value-type="string" table:style-name="ce3">
            <text:p>Internes Treffen</text:p>
          </table:table-cell>
          <table:table-cell office:value-type="time" office:time-value="PT2H0M0.000S" table:style-name="ce4">
            <text:p>02:00</text:p>
          </table:table-cell>
          <table:table-cell table:number-columns-repeated="16381"/>
        </table:table-row>
        <table:table-row table:style-name="ro1">
          <table:table-cell office:value-type="date" office:date-value="2010-11-07T00:00:00" table:style-name="ce2">
            <text:p>07.11.2010</text:p>
          </table:table-cell>
          <table:table-cell office:value-type="string" table:style-name="ce3">
            <text:p>Einarbeitung jpgraphx,Prototyp</text:p>
          </table:table-cell>
          <table:table-cell office:value-type="time" office:time-value="PT0H45M0.000S" table:style-name="ce4">
            <text:p>00:45</text:p>
          </table:table-cell>
          <table:table-cell table:number-columns-repeated="16381"/>
        </table:table-row>
        <table:table-row table:style-name="ro1">
          <table:table-cell office:value-type="date" office:date-value="2010-11-08T00:00:00" table:style-name="ce2">
            <text:p>08.11.2010</text:p>
          </table:table-cell>
          <table:table-cell office:value-type="string" table:style-name="ce3">
            <text:p>Einarbeitung jpgraphx,Prototyp</text:p>
          </table:table-cell>
          <table:table-cell office:value-type="time" office:time-value="PT6H0M0.000S" table:style-name="ce4">
            <text:p>06:00</text:p>
          </table:table-cell>
          <table:table-cell table:number-columns-repeated="16381"/>
        </table:table-row>
        <table:table-row table:style-name="ro1">
          <table:table-cell office:value-type="date" office:date-value="2010-11-09T00:00:00" table:style-name="ce2">
            <text:p>09.11.2010</text:p>
          </table:table-cell>
          <table:table-cell office:value-type="string" table:style-name="ce3">
            <text:p>Prototyp</text:p>
          </table:table-cell>
          <table:table-cell office:value-type="time" office:time-value="PT3H0M0.000S" table:style-name="ce4">
            <text:p>03:00</text:p>
          </table:table-cell>
          <table:table-cell table:number-columns-repeated="16381"/>
        </table:table-row>
        <table:table-row table:style-name="ro1">
          <table:table-cell office:value-type="date" office:date-value="2010-11-09T00:00:00" table:style-name="ce2">
            <text:p>09.11.2010</text:p>
          </table:table-cell>
          <table:table-cell office:value-type="string" table:style-name="ce3">
            <text:p>6. Pflichttreffen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date" office:date-value="2010-11-09T00:00:00" table:style-name="ce2">
            <text:p>09.11.2010</text:p>
          </table:table-cell>
          <table:table-cell office:value-type="string" table:style-name="ce3">
            <text:p>Prototyp</text:p>
          </table:table-cell>
          <table:table-cell table:style-name="ce4"/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time-style style:name="N37">
      <number:hours number:style="long"/>
      <number:text>:</number:text>
      <number:minutes number:style="long"/>
    </number:time-style>
    <number:date-style style:name="N40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thias Kaufmann</meta:initial-creator>
    <dc:creator>Mathias Kaufmann</dc:creator>
    <meta:creation-date>2010-10-28T15:09:15Z</meta:creation-date>
    <dc:date>2010-11-09T15:40:34Z</dc:date>
    <meta:editing-duration>PT0S</meta:editing-duration>
  </office:meta>
</office:document-meta>
</file>